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8cm" draw:marker-start-width="0.227cm" draw:marker-end-width="0.227cm" draw:fill="solid" draw:fill-color="#f2f2f2" draw:opacity="50%"/>
    </style:style>
    <style:style style:name="gr2" style:family="graphic" style:parent-style-name="standard">
      <style:graphic-properties draw:stroke="solid" svg:stroke-width="0.018cm" svg:stroke-color="#f2f2f2" draw:marker-start-width="0.175cm" draw:marker-end-width="0.175cm" svg:stroke-opacity="50%" draw:stroke-linejoin="miter" svg:stroke-linecap="butt" draw:fill="none" fo:padding-top="0.009cm" fo:padding-bottom="0.009cm" fo:padding-left="0.009cm" fo:padding-right="0.009cm"/>
    </style:style>
    <style:style style:name="gr3" style:family="graphic" style:parent-style-name="standard">
      <style:graphic-properties draw:stroke="none" svg:stroke-width="0.018cm" draw:marker-start-width="0.227cm" draw:marker-end-width="0.227cm" draw:fill="solid" draw:fill-color="#e5e5e5" draw:opacity="50%"/>
    </style:style>
    <style:style style:name="gr4" style:family="graphic" style:parent-style-name="standard">
      <style:graphic-properties draw:stroke="solid" svg:stroke-width="0.018cm" svg:stroke-color="#e5e5e5" draw:marker-start-width="0.175cm" draw:marker-end-width="0.175cm" svg:stroke-opacity="50%" draw:stroke-linejoin="miter" svg:stroke-linecap="butt" draw:fill="none" fo:padding-top="0.009cm" fo:padding-bottom="0.009cm" fo:padding-left="0.009cm" fo:padding-right="0.009cm"/>
    </style:style>
    <style:style style:name="gr5" style:family="graphic" style:parent-style-name="standard">
      <style:graphic-properties draw:stroke="none" svg:stroke-width="0.018cm" draw:marker-start-width="0.227cm" draw:marker-end-width="0.227cm" draw:fill="solid" draw:fill-color="#ececec" draw:opacity="50%"/>
    </style:style>
    <style:style style:name="gr6" style:family="graphic" style:parent-style-name="standard">
      <style:graphic-properties draw:stroke="solid" svg:stroke-width="0.018cm" svg:stroke-color="#ececec" draw:marker-start-width="0.175cm" draw:marker-end-width="0.175cm" svg:stroke-opacity="50%" draw:stroke-linejoin="miter" svg:stroke-linecap="butt" draw:fill="none" fo:padding-top="0.009cm" fo:padding-bottom="0.009cm" fo:padding-left="0.009cm" fo:padding-right="0.009cm"/>
    </style:style>
    <style:style style:name="gr7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square" draw:fill="none" fo:padding-top="0.009cm" fo:padding-bottom="0.009cm" fo:padding-left="0.009cm" fo:padding-right="0.009cm"/>
    </style:style>
    <style:style style:name="gr8" style:family="graphic" style:parent-style-name="standard">
      <style:graphic-properties draw:stroke="solid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55cm" fo:min-width="0.40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74cm" fo:min-width="0.17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55cm" fo:min-width="0.38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74cm" fo:min-width="0.17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55cm" fo:min-width="0.2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74cm" fo:min-width="0.39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74cm" fo:min-width="0.39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solid" svg:stroke-width="0.018cm" svg:stroke-color="#000000" draw:marker-start-width="0.149cm" draw:marker-end-width="0.149cm" draw:stroke-linejoin="round" svg:stroke-linecap="square" draw:fill="none" fo:padding-top="0.009cm" fo:padding-bottom="0.009cm" fo:padding-left="0.009cm" fo:padding-right="0.009cm"/>
    </style:style>
    <style:style style:name="gr17" style:family="graphic" style:parent-style-name="standard">
      <style:graphic-properties draw:stroke="solid" svg:stroke-width="0.018cm" svg:stroke-color="#808080" draw:marker-start-width="0.149cm" draw:marker-end-width="0.149cm" draw:stroke-linejoin="round" svg:stroke-linecap="square" draw:fill="none" fo:padding-top="0.009cm" fo:padding-bottom="0.009cm" fo:padding-left="0.009cm" fo:padding-right="0.009cm"/>
    </style:style>
    <style:style style:name="gr18" style:family="graphic" style:parent-style-name="standard">
      <style:graphic-properties draw:stroke="solid" svg:stroke-width="0.018cm" svg:stroke-color="#808080" draw:marker-start-width="0.175cm" draw:marker-end-width="0.175cm" draw:stroke-linejoin="round" svg:stroke-linecap="butt" draw:fill="solid" draw:fill-color="#808080" fo:padding-top="0.009cm" fo:padding-bottom="0.009cm" fo:padding-left="0.009cm" fo:padding-right="0.009cm"/>
    </style:style>
    <style:style style:name="gr1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75cm" fo:min-width="0.39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solid" svg:stroke-width="0.018cm" svg:stroke-color="#000000" draw:marker-start-width="0.175cm" draw:marker-end-width="0.175cm" draw:stroke-linejoin="round" svg:stroke-linecap="butt" draw:fill="solid" draw:fill-color="#000000" fo:padding-top="0.009cm" fo:padding-bottom="0.009cm" fo:padding-left="0.009cm" fo:padding-right="0.009cm"/>
    </style:style>
    <style:style style:name="gr2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57cm" fo:min-width="4.55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2f2f2" draw:opacity="50%"/>
      <style:text-properties style:font-name="Liberation Serif" fo:font-size="6pt"/>
    </style:style>
    <style:style style:name="P2" style:family="paragraph">
      <loext:graphic-properties draw:fill="none"/>
      <style:text-properties style:font-name="Liberation Serif" fo:font-size="6pt"/>
    </style:style>
    <style:style style:name="P3" style:family="paragraph">
      <loext:graphic-properties draw:fill="solid" draw:fill-color="#e5e5e5" draw:opacity="50%"/>
      <style:text-properties style:font-name="Liberation Serif" fo:font-size="6pt"/>
    </style:style>
    <style:style style:name="P4" style:family="paragraph">
      <loext:graphic-properties draw:fill="solid" draw:fill-color="#ececec" draw:opacity="50%"/>
      <style:text-properties style:font-name="Liberation Serif" fo:font-size="6pt"/>
    </style:style>
    <style:style style:name="P5" style:family="paragraph">
      <style:paragraph-properties fo:text-align="start" style:writing-mode="lr-tb"/>
      <style:text-properties style:font-name="Liberation Serif" fo:font-size="6pt"/>
    </style:style>
    <style:style style:name="P6" style:family="paragraph">
      <loext:graphic-properties draw:fill="none"/>
      <style:paragraph-properties fo:text-align="start" style:writing-mode="lr-tb"/>
      <style:text-properties style:font-name="Liberation Serif" fo:font-size="6pt" style:font-size-asian="8pt" style:font-size-complex="8pt"/>
    </style:style>
    <style:style style:name="P7" style:family="paragraph">
      <loext:graphic-properties draw:fill="none"/>
      <style:paragraph-properties fo:text-align="start" style:writing-mode="lr-tb"/>
      <style:text-properties style:font-name="Liberation Serif" fo:font-size="6pt" style:font-size-asian="10pt" style:font-size-complex="10pt"/>
    </style:style>
    <style:style style:name="P8" style:family="paragraph">
      <loext:graphic-properties draw:fill="solid" draw:fill-color="#808080"/>
      <style:text-properties style:font-name="Liberation Serif" fo:font-size="6pt"/>
    </style:style>
    <style:style style:name="P9" style:family="paragraph">
      <loext:graphic-properties draw:fill="solid" draw:fill-color="#000000"/>
      <style:text-properties style:font-name="Liberation Serif" fo:font-size="6pt"/>
    </style:style>
    <style:style style:name="P10" style:family="paragraph">
      <style:paragraph-properties fo:text-align="center" style:writing-mode="lr-tb"/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11" style:family="paragraph">
      <loext:graphic-properties draw:fill="none"/>
      <style:paragraph-properties fo:text-align="center" style:writing-mode="lr-tb"/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T1" style:family="text">
      <style:text-properties fo:color="#000000" style:font-size-asian="8pt" style:font-name-complex="DejaVuSans1" style:font-size-complex="8pt"/>
    </style:style>
    <style:style style:name="T2" style:family="text">
      <style:text-properties fo:color="#000000" style:font-size-asian="10pt" style:font-name-complex="DejaVuSans1" style:font-size-complex="10pt"/>
    </style:style>
    <style:style style:name="T3" style:family="text">
      <style:text-properties fo:color="#000000" fo:font-weight="normal" style:font-weight-asian="normal" style:font-name-complex="DejaVuSans1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.326cm" svg:height="4.487cm" svg:x="1.74cm" svg:y="0.741cm" svg:viewBox="0 0 2327 4488" draw:points="135,4488 2327,2650 2297,0 0,1677">
          <text:p/>
        </draw:polygon>
        <draw:polyline draw:style-name="gr2" draw:text-style-name="P2" draw:layer="layout" svg:width="2.326cm" svg:height="4.487cm" svg:x="1.74cm" svg:y="0.741cm" svg:viewBox="0 0 2327 4488" draw:points="135,4488 2327,2650 2297,0 0,1677">
          <text:p/>
        </draw:polyline>
        <draw:polygon draw:style-name="gr3" draw:text-style-name="P3" draw:layer="layout" svg:width="3.673cm" svg:height="3.672cm" svg:x="4.037cm" svg:y="0.741cm" svg:viewBox="0 0 3674 3673" draw:points="30,2650 3548,3673 3674,932 0,0">
          <text:p/>
        </draw:polygon>
        <draw:polyline draw:style-name="gr4" draw:text-style-name="P2" draw:layer="layout" svg:width="3.673cm" svg:height="3.672cm" svg:x="4.037cm" svg:y="0.741cm" svg:viewBox="0 0 3674 3673" draw:points="30,2650 3548,3673 3674,932 0,0">
          <text:p/>
        </draw:polyline>
        <draw:polygon draw:style-name="gr5" draw:text-style-name="P4" draw:layer="layout" svg:width="5.709cm" svg:height="3.055cm" svg:x="1.875cm" svg:y="3.391cm" svg:viewBox="0 0 5710 3056" draw:points="0,1838 3729,3056 5710,1023 2192,0">
          <text:p/>
        </draw:polygon>
        <draw:polyline draw:style-name="gr6" draw:text-style-name="P2" draw:layer="layout" svg:width="5.709cm" svg:height="3.055cm" svg:x="1.875cm" svg:y="3.391cm" svg:viewBox="0 0 5710 3056" draw:points="0,1838 3729,3056 5710,1023 2192,0">
          <text:p/>
        </draw:polyline>
        <draw:line draw:style-name="gr7" draw:text-style-name="P2" draw:layer="layout" svg:x1="1.875cm" svg:y1="5.229cm" svg:x2="5.604cm" svg:y2="6.447cm">
          <text:p/>
        </draw:line>
        <draw:polyline draw:style-name="gr8" draw:text-style-name="P2" draw:layer="layout" svg:width="2.18cm" svg:height="4.504cm" svg:x="2.101cm" svg:y="0.798cm" svg:viewBox="0 0 2181 4505" draw:points="0,4505 2181,2656 2159,0">
          <text:p/>
        </draw:polyline>
        <draw:polyline draw:style-name="gr8" draw:text-style-name="P2" draw:layer="layout" svg:width="2.159cm" svg:height="4.534cm" svg:x="2.492cm" svg:y="0.896cm" svg:viewBox="0 0 2160 4535" draw:points="0,4535 2160,2666 2154,0">
          <text:p/>
        </draw:polyline>
        <draw:polyline draw:style-name="gr8" draw:text-style-name="P2" draw:layer="layout" svg:width="2.147cm" svg:height="4.564cm" svg:x="2.887cm" svg:y="0.995cm" svg:viewBox="0 0 2148 4565" draw:points="0,4565 2138,2676 2148,0">
          <text:p/>
        </draw:polyline>
        <draw:polyline draw:style-name="gr8" draw:text-style-name="P2" draw:layer="layout" svg:width="2.142cm" svg:height="4.595cm" svg:x="3.286cm" svg:y="1.094cm" svg:viewBox="0 0 2143 4596" draw:points="0,4596 2116,2685 2143,0">
          <text:p/>
        </draw:polyline>
        <draw:polyline draw:style-name="gr8" draw:text-style-name="P2" draw:layer="layout" svg:width="2.137cm" svg:height="4.626cm" svg:x="3.69cm" svg:y="1.195cm" svg:viewBox="0 0 2138 4627" draw:points="0,4627 2094,2695 2138,0">
          <text:p/>
        </draw:polyline>
        <draw:polyline draw:style-name="gr8" draw:text-style-name="P2" draw:layer="layout" svg:width="2.13cm" svg:height="4.657cm" svg:x="4.099cm" svg:y="1.298cm" svg:viewBox="0 0 2131 4658" draw:points="0,4658 2070,2705 2131,0">
          <text:p/>
        </draw:polyline>
        <draw:polyline draw:style-name="gr8" draw:text-style-name="P2" draw:layer="layout" svg:width="2.124cm" svg:height="4.689cm" svg:x="4.513cm" svg:y="1.401cm" svg:viewBox="0 0 2125 4690" draw:points="0,4690 2047,2716 2125,0">
          <text:p/>
        </draw:polyline>
        <draw:polyline draw:style-name="gr8" draw:text-style-name="P2" draw:layer="layout" svg:width="2.117cm" svg:height="4.722cm" svg:x="4.931cm" svg:y="1.505cm" svg:viewBox="0 0 2118 4723" draw:points="0,4723 2021,2726 2118,0">
          <text:p/>
        </draw:polyline>
        <draw:polyline draw:style-name="gr8" draw:text-style-name="P2" draw:layer="layout" svg:width="2.11cm" svg:height="4.754cm" svg:x="5.355cm" svg:y="1.611cm" svg:viewBox="0 0 2111 4755" draw:points="0,4755 1996,2735 2111,0">
          <text:p/>
        </draw:polyline>
        <draw:line draw:style-name="gr7" draw:text-style-name="P2" draw:layer="layout" svg:x1="2.12cm" svg:y1="5.287cm" svg:x2="2.063cm" svg:y2="5.336cm">
          <text:p/>
        </draw:line>
        <draw:frame draw:style-name="gr9" draw:text-style-name="P6" draw:layer="layout" svg:width="1.899cm" svg:height="0.239cm" draw:transform="rotate (-0.315555528760575) translate (2.495cm 6.071cm)">
          <draw:text-box>
            <text:p text:style-name="P5"><text:span text:style-name="T1">U</text:span><text:span text:style-name="T1">p</text:span><text:span text:style-name="T1">g</text:span><text:span text:style-name="T1">r</text:span><text:span text:style-name="T1">a</text:span><text:span text:style-name="T1">d</text:span><text:span text:style-name="T1">e </text:span><text:span text:style-name="T1">l</text:span><text:span text:style-name="T1">o</text:span><text:span text:style-name="T1">c</text:span><text:span text:style-name="T1">a</text:span><text:span text:style-name="T1">l </text:span><text:span text:style-name="T1">m</text:span><text:span text:style-name="T1">i</text:span><text:span text:style-name="T1">n</text:span><text:span text:style-name="T1">i</text:span><text:span text:style-name="T1">m</text:span><text:span text:style-name="T1">a</text:span></text:p>
          </draw:text-box>
        </draw:frame>
        <draw:line draw:style-name="gr7" draw:text-style-name="P2" draw:layer="layout" svg:x1="2.511cm" svg:y1="5.414cm" svg:x2="2.454cm" svg:y2="5.463cm">
          <text:p/>
        </draw:line>
        <draw:frame draw:style-name="gr10" draw:text-style-name="P7" draw:layer="layout" svg:width="0.269cm" svg:height="0.239cm" svg:x="1.831cm" svg:y="5.547cm">
          <draw:text-box>
            <text:p text:style-name="P5"><text:span text:style-name="T2">1.0</text:span></text:p>
          </draw:text-box>
        </draw:frame>
        <draw:line draw:style-name="gr7" draw:text-style-name="P2" draw:layer="layout" svg:x1="2.906cm" svg:y1="5.543cm" svg:x2="2.849cm" svg:y2="5.593cm">
          <text:p/>
        </draw:line>
        <draw:line draw:style-name="gr7" draw:text-style-name="P2" draw:layer="layout" svg:x1="3.305cm" svg:y1="5.673cm" svg:x2="3.249cm" svg:y2="5.724cm">
          <text:p/>
        </draw:line>
        <draw:frame draw:style-name="gr10" draw:text-style-name="P7" draw:layer="layout" svg:width="0.269cm" svg:height="0.239cm" svg:x="2.618cm" svg:y="5.807cm">
          <draw:text-box>
            <text:p text:style-name="P5"><text:span text:style-name="T2">2</text:span><text:span text:style-name="T2">.</text:span><text:span text:style-name="T2">0</text:span></text:p>
          </draw:text-box>
        </draw:frame>
        <draw:line draw:style-name="gr7" draw:text-style-name="P2" draw:layer="layout" svg:x1="3.709cm" svg:y1="5.805cm" svg:x2="3.654cm" svg:y2="5.856cm">
          <text:p/>
        </draw:line>
        <draw:line draw:style-name="gr7" draw:text-style-name="P2" draw:layer="layout" svg:x1="4.118cm" svg:y1="5.938cm" svg:x2="4.063cm" svg:y2="5.989cm">
          <text:p/>
        </draw:line>
        <draw:frame draw:style-name="gr10" draw:text-style-name="P7" draw:layer="layout" svg:width="0.269cm" svg:height="0.239cm" svg:x="3.422cm" svg:y="6.074cm">
          <draw:text-box>
            <text:p text:style-name="P5"><text:span text:style-name="T2">3.0</text:span></text:p>
          </draw:text-box>
        </draw:frame>
        <draw:line draw:style-name="gr7" draw:text-style-name="P2" draw:layer="layout" svg:x1="4.531cm" svg:y1="6.073cm" svg:x2="4.477cm" svg:y2="6.125cm">
          <text:p/>
        </draw:line>
        <draw:line draw:style-name="gr7" draw:text-style-name="P2" draw:layer="layout" svg:x1="4.949cm" svg:y1="6.209cm" svg:x2="4.896cm" svg:y2="6.262cm">
          <text:p/>
        </draw:line>
        <draw:frame draw:style-name="gr10" draw:text-style-name="P7" draw:layer="layout" svg:width="0.269cm" svg:height="0.239cm" svg:x="4.245cm" svg:y="6.347cm">
          <draw:text-box>
            <text:p text:style-name="P5"><text:span text:style-name="T2">4.0</text:span></text:p>
          </draw:text-box>
        </draw:frame>
        <draw:line draw:style-name="gr7" draw:text-style-name="P2" draw:layer="layout" svg:x1="5.372cm" svg:y1="6.348cm" svg:x2="5.319cm" svg:y2="6.401cm">
          <text:p/>
        </draw:line>
        <draw:line draw:style-name="gr7" draw:text-style-name="P2" draw:layer="layout" svg:x1="7.585cm" svg:y1="4.414cm" svg:x2="5.604cm" svg:y2="6.447cm">
          <text:p/>
        </draw:line>
        <draw:frame draw:style-name="gr10" draw:text-style-name="P7" draw:layer="layout" svg:width="0.269cm" svg:height="0.239cm" svg:x="5.088cm" svg:y="6.626cm">
          <draw:text-box>
            <text:p text:style-name="P5"><text:span text:style-name="T2">5.0</text:span></text:p>
          </draw:text-box>
        </draw:frame>
        <draw:polyline draw:style-name="gr8" draw:text-style-name="P2" draw:layer="layout" svg:width="3.842cm" svg:height="4.003cm" svg:x="1.899cm" svg:y="2.302cm" svg:viewBox="0 0 3843 4004" draw:points="0,0 128,2800 3843,4004">
          <text:p/>
        </draw:polyline>
        <draw:polyline draw:style-name="gr8" draw:text-style-name="P2" draw:layer="layout" svg:width="3.783cm" svg:height="3.937cm" svg:x="2.325cm" svg:y="1.991cm" svg:viewBox="0 0 3784 3938" draw:points="0,0 107,2771 3784,3938">
          <text:p/>
        </draw:polyline>
        <draw:polyline draw:style-name="gr8" draw:text-style-name="P2" draw:layer="layout" svg:width="3.726cm" svg:height="3.873cm" svg:x="2.738cm" svg:y="1.689cm" svg:viewBox="0 0 3727 3874" draw:points="0,0 88,2743 3727,3874">
          <text:p/>
        </draw:polyline>
        <draw:polyline draw:style-name="gr8" draw:text-style-name="P2" draw:layer="layout" svg:width="3.671cm" svg:height="3.811cm" svg:x="3.138cm" svg:y="1.398cm" svg:viewBox="0 0 3672 3812" draw:points="0,0 70,2715 3672,3812">
          <text:p/>
        </draw:polyline>
        <draw:polyline draw:style-name="gr8" draw:text-style-name="P2" draw:layer="layout" svg:width="3.618cm" svg:height="3.751cm" svg:x="3.526cm" svg:y="1.114cm" svg:viewBox="0 0 3619 3752" draw:points="0,0 52,2687 3619,3752">
          <text:p/>
        </draw:polyline>
        <draw:polyline draw:style-name="gr8" draw:text-style-name="P2" draw:layer="layout" svg:width="3.566cm" svg:height="3.692cm" svg:x="3.902cm" svg:y="0.84cm" svg:viewBox="0 0 3567 3693" draw:points="0,0 36,2660 3567,3693">
          <text:p/>
        </draw:polyline>
        <draw:line draw:style-name="gr7" draw:text-style-name="P2" draw:layer="layout" svg:x1="5.71cm" svg:y1="6.296cm" svg:x2="5.804cm" svg:y2="6.327cm">
          <text:p/>
        </draw:line>
        <draw:frame draw:style-name="gr11" draw:text-style-name="P6" draw:layer="layout" svg:width="1.577cm" svg:height="0.239cm" draw:transform="rotate (0.798313599862206) translate (6.476cm 6.382cm)">
          <draw:text-box>
            <text:p text:style-name="P5"><text:span text:style-name="T1">Training iterations</text:span></text:p>
          </draw:text-box>
        </draw:frame>
        <draw:line draw:style-name="gr7" draw:text-style-name="P2" draw:layer="layout" svg:x1="6.078cm" svg:y1="5.919cm" svg:x2="6.171cm" svg:y2="5.949cm">
          <text:p/>
        </draw:line>
        <draw:frame draw:style-name="gr12" draw:text-style-name="P7" draw:layer="layout" svg:width="0.174cm" svg:height="0.239cm" svg:x="5.91cm" svg:y="6.511cm">
          <draw:text-box>
            <text:p text:style-name="P5"><text:span text:style-name="T2">0</text:span></text:p>
          </draw:text-box>
        </draw:frame>
        <draw:line draw:style-name="gr7" draw:text-style-name="P2" draw:layer="layout" svg:x1="6.434cm" svg:y1="5.554cm" svg:x2="6.526cm" svg:y2="5.583cm">
          <text:p/>
        </draw:line>
        <draw:frame draw:style-name="gr12" draw:text-style-name="P7" draw:layer="layout" svg:width="0.174cm" svg:height="0.239cm" svg:x="6.274cm" svg:y="6.13cm">
          <draw:text-box>
            <text:p text:style-name="P5"><text:span text:style-name="T2">2</text:span></text:p>
          </draw:text-box>
        </draw:frame>
        <draw:line draw:style-name="gr7" draw:text-style-name="P2" draw:layer="layout" svg:x1="6.78cm" svg:y1="5.2cm" svg:x2="6.871cm" svg:y2="5.228cm">
          <text:p/>
        </draw:line>
        <draw:frame draw:style-name="gr12" draw:text-style-name="P7" draw:layer="layout" svg:width="0.174cm" svg:height="0.239cm" svg:x="6.627cm" svg:y="5.76cm">
          <draw:text-box>
            <text:p text:style-name="P5"><text:span text:style-name="T2">4</text:span></text:p>
          </draw:text-box>
        </draw:frame>
        <draw:line draw:style-name="gr7" draw:text-style-name="P2" draw:layer="layout" svg:x1="7.114cm" svg:y1="4.857cm" svg:x2="7.204cm" svg:y2="4.884cm">
          <text:p/>
        </draw:line>
        <draw:frame draw:style-name="gr12" draw:text-style-name="P7" draw:layer="layout" svg:width="0.174cm" svg:height="0.239cm" svg:x="6.969cm" svg:y="5.403cm">
          <draw:text-box>
            <text:p text:style-name="P5"><text:span text:style-name="T2">6</text:span></text:p>
          </draw:text-box>
        </draw:frame>
        <draw:line draw:style-name="gr7" draw:text-style-name="P2" draw:layer="layout" svg:x1="7.439cm" svg:y1="4.524cm" svg:x2="7.528cm" svg:y2="4.55cm">
          <text:p/>
        </draw:line>
        <draw:frame draw:style-name="gr12" draw:text-style-name="P7" draw:layer="layout" svg:width="0.174cm" svg:height="0.239cm" svg:x="7.3cm" svg:y="5.056cm">
          <draw:text-box>
            <text:p text:style-name="P5"><text:span text:style-name="T2">8</text:span></text:p>
          </draw:text-box>
        </draw:frame>
        <draw:line draw:style-name="gr7" draw:text-style-name="P2" draw:layer="layout" svg:x1="7.585cm" svg:y1="4.415cm" svg:x2="7.711cm" svg:y2="1.673cm">
          <text:p/>
        </draw:line>
        <draw:frame draw:style-name="gr12" draw:text-style-name="P7" draw:layer="layout" svg:width="0.214cm" svg:height="0.239cm" svg:x="7.566cm" svg:y="4.719cm">
          <draw:text-box>
            <text:p text:style-name="P5"><text:span text:style-name="T2">10</text:span></text:p>
          </draw:text-box>
        </draw:frame>
        <draw:polyline draw:style-name="gr8" draw:text-style-name="P2" draw:layer="layout" svg:width="5.728cm" svg:height="1.826cm" svg:x="1.865cm" svg:y="3.197cm" svg:viewBox="0 0 5729 1827" draw:points="5729,1017 2200,0 0,1827">
          <text:p/>
        </draw:polyline>
        <draw:polyline draw:style-name="gr8" draw:text-style-name="P2" draw:layer="layout" svg:width="5.769cm" svg:height="1.801cm" svg:x="1.844cm" svg:y="2.773cm" svg:viewBox="0 0 5770 1802" draw:points="5770,1003 2217,0 0,1802">
          <text:p/>
        </draw:polyline>
        <draw:polyline draw:style-name="gr8" draw:text-style-name="P2" draw:layer="layout" svg:width="5.812cm" svg:height="1.776cm" svg:x="1.822cm" svg:y="2.343cm" svg:viewBox="0 0 5813 1777" draw:points="5813,988 2234,0 0,1777">
          <text:p/>
        </draw:polyline>
        <draw:polyline draw:style-name="gr8" draw:text-style-name="P2" draw:layer="layout" svg:width="5.855cm" svg:height="1.749cm" svg:x="1.799cm" svg:y="1.907cm" svg:viewBox="0 0 5856 1750" draw:points="5856,973 2251,0 0,1750">
          <text:p/>
        </draw:polyline>
        <draw:polyline draw:style-name="gr8" draw:text-style-name="P2" draw:layer="layout" svg:width="5.898cm" svg:height="1.722cm" svg:x="1.777cm" svg:y="1.465cm" svg:viewBox="0 0 5899 1723" draw:points="5899,957 2269,0 0,1723">
          <text:p/>
        </draw:polyline>
        <draw:polyline draw:style-name="gr8" draw:text-style-name="P2" draw:layer="layout" svg:width="5.943cm" svg:height="1.694cm" svg:x="1.754cm" svg:y="1.016cm" svg:viewBox="0 0 5944 1695" draw:points="5944,941 2286,0 0,1695">
          <text:p/>
        </draw:polyline>
        <draw:line draw:style-name="gr7" draw:text-style-name="P2" draw:layer="layout" svg:x1="7.564cm" svg:y1="4.205cm" svg:x2="7.653cm" svg:y2="4.231cm">
          <text:p/>
        </draw:line>
        <draw:frame draw:style-name="gr13" draw:text-style-name="P6" draw:layer="layout" svg:width="0.438cm" svg:height="0.239cm" svg:x="7.903cm" svg:y="1.488cm">
          <draw:text-box>
            <text:p text:style-name="P5"><text:span text:style-name="T1">MSE</text:span></text:p>
          </draw:text-box>
        </draw:frame>
        <draw:line draw:style-name="gr7" draw:text-style-name="P2" draw:layer="layout" svg:x1="7.584cm" svg:y1="3.767cm" svg:x2="7.674cm" svg:y2="3.793cm">
          <text:p/>
        </draw:line>
        <draw:frame draw:style-name="gr14" draw:text-style-name="P7" draw:layer="layout" svg:width="0.586cm" svg:height="0.239cm" svg:x="7.708cm" svg:y="4.138cm">
          <draw:text-box>
            <text:p text:style-name="P5"><text:span text:style-name="T2">0.0115</text:span></text:p>
          </draw:text-box>
        </draw:frame>
        <draw:line draw:style-name="gr7" draw:text-style-name="P2" draw:layer="layout" svg:x1="7.604cm" svg:y1="3.322cm" svg:x2="7.695cm" svg:y2="3.347cm">
          <text:p/>
        </draw:line>
        <draw:frame draw:style-name="gr15" draw:text-style-name="P7" draw:layer="layout" svg:width="0.586cm" svg:height="0.239cm" svg:x="7.731cm" svg:y="3.701cm">
          <draw:text-box>
            <text:p text:style-name="P5"><text:span text:style-name="T2">0.0120</text:span></text:p>
          </draw:text-box>
        </draw:frame>
        <draw:line draw:style-name="gr7" draw:text-style-name="P2" draw:layer="layout" svg:x1="7.625cm" svg:y1="2.871cm" svg:x2="7.716cm" svg:y2="2.896cm">
          <text:p/>
        </draw:line>
        <draw:frame draw:style-name="gr14" draw:text-style-name="P7" draw:layer="layout" svg:width="0.586cm" svg:height="0.239cm" svg:x="7.753cm" svg:y="3.257cm">
          <draw:text-box>
            <text:p text:style-name="P5"><text:span text:style-name="T2">0.0125</text:span></text:p>
          </draw:text-box>
        </draw:frame>
        <draw:line draw:style-name="gr7" draw:text-style-name="P2" draw:layer="layout" svg:x1="7.645cm" svg:y1="2.414cm" svg:x2="7.737cm" svg:y2="2.439cm">
          <text:p/>
        </draw:line>
        <draw:frame draw:style-name="gr14" draw:text-style-name="P7" draw:layer="layout" svg:width="0.586cm" svg:height="0.239cm" svg:x="7.776cm" svg:y="2.807cm">
          <draw:text-box>
            <text:p text:style-name="P5"><text:span text:style-name="T2">0.0130</text:span></text:p>
          </draw:text-box>
        </draw:frame>
        <draw:line draw:style-name="gr7" draw:text-style-name="P2" draw:layer="layout" svg:x1="7.666cm" svg:y1="1.949cm" svg:x2="7.759cm" svg:y2="1.974cm">
          <text:p/>
        </draw:line>
        <draw:frame draw:style-name="gr15" draw:text-style-name="P7" draw:layer="layout" svg:width="0.586cm" svg:height="0.239cm" svg:x="7.8cm" svg:y="2.35cm">
          <draw:text-box>
            <text:p text:style-name="P5"><text:span text:style-name="T2">0.0135</text:span></text:p>
          </draw:text-box>
        </draw:frame>
        <draw:line draw:style-name="gr16" draw:text-style-name="P2" draw:layer="layout" svg:x1="2.987cm" svg:y1="3.805cm" svg:x2="2.178cm" svg:y2="3.433cm">
          <text:p/>
        </draw:line>
        <draw:line draw:style-name="gr16" draw:text-style-name="P2" draw:layer="layout" svg:x1="3.828cm" svg:y1="5.236cm" svg:x2="2.987cm" svg:y2="3.804cm">
          <text:p/>
        </draw:line>
        <draw:line draw:style-name="gr17" draw:text-style-name="P2" draw:layer="layout" svg:x1="4.024cm" svg:y1="4.904cm" svg:x2="3.828cm" svg:y2="5.236cm">
          <text:p/>
        </draw:line>
        <draw:line draw:style-name="gr17" draw:text-style-name="P2" draw:layer="layout" svg:x1="4.217cm" svg:y1="4.642cm" svg:x2="4.023cm" svg:y2="4.905cm">
          <text:p/>
        </draw:line>
        <draw:line draw:style-name="gr17" draw:text-style-name="P2" draw:layer="layout" svg:x1="4.401cm" svg:y1="3.331cm" svg:x2="4.216cm" svg:y2="4.642cm">
          <text:p/>
        </draw:line>
        <draw:line draw:style-name="gr16" draw:text-style-name="P2" draw:layer="layout" svg:x1="4.654cm" svg:y1="5.554cm" svg:x2="3.828cm" svg:y2="5.236cm">
          <text:p/>
        </draw:line>
        <draw:line draw:style-name="gr17" draw:text-style-name="P2" draw:layer="layout" svg:x1="4.846cm" svg:y1="4.872cm" svg:x2="4.653cm" svg:y2="5.554cm">
          <text:p/>
        </draw:line>
        <draw:line draw:style-name="gr17" draw:text-style-name="P2" draw:layer="layout" svg:x1="5.042cm" svg:y1="3.57cm" svg:x2="4.846cm" svg:y2="4.872cm">
          <text:p/>
        </draw:line>
        <draw:line draw:style-name="gr17" draw:text-style-name="P2" draw:layer="layout" svg:x1="5.231cm" svg:y1="3.74cm" svg:x2="5.042cm" svg:y2="3.57cm">
          <text:p/>
        </draw:line>
        <draw:line draw:style-name="gr17" draw:text-style-name="P2" draw:layer="layout" svg:x1="5.419cm" svg:y1="3.495cm" svg:x2="5.231cm" svg:y2="3.74cm">
          <text:p/>
        </draw:line>
        <draw:line draw:style-name="gr17" draw:text-style-name="P2" draw:layer="layout" svg:x1="5.615cm" svg:y1="2.494cm" svg:x2="5.419cm" svg:y2="3.496cm">
          <text:p/>
        </draw:line>
        <draw:line draw:style-name="gr16" draw:text-style-name="P2" draw:layer="layout" svg:x1="5.495cm" svg:y1="6.05cm" svg:x2="4.653cm" svg:y2="5.554cm">
          <text:p/>
        </draw:line>
        <draw:line draw:style-name="gr17" draw:text-style-name="P2" draw:layer="layout" svg:x1="5.702cm" svg:y1="4.604cm" svg:x2="5.495cm" svg:y2="6.05cm">
          <text:p/>
        </draw:line>
        <draw:line draw:style-name="gr17" draw:text-style-name="P2" draw:layer="layout" svg:x1="5.892cm" svg:y1="4.267cm" svg:x2="5.701cm" svg:y2="4.605cm">
          <text:p/>
        </draw:line>
        <draw:line draw:style-name="gr17" draw:text-style-name="P2" draw:layer="layout" svg:x1="6.063cm" svg:y1="4.81cm" svg:x2="5.892cm" svg:y2="4.267cm">
          <text:p/>
        </draw:line>
        <draw:line draw:style-name="gr17" draw:text-style-name="P2" draw:layer="layout" svg:x1="6.274cm" svg:y1="3.36cm" svg:x2="6.062cm" svg:y2="4.81cm">
          <text:p/>
        </draw:line>
        <draw:line draw:style-name="gr17" draw:text-style-name="P2" draw:layer="layout" svg:x1="6.468cm" svg:y1="2.68cm" svg:x2="6.273cm" svg:y2="3.36cm">
          <text:p/>
        </draw:line>
        <draw:line draw:style-name="gr17" draw:text-style-name="P2" draw:layer="layout" svg:x1="6.635cm" svg:y1="2.965cm" svg:x2="6.468cm" svg:y2="2.68cm">
          <text:p/>
        </draw:line>
        <draw:line draw:style-name="gr17" draw:text-style-name="P2" draw:layer="layout" svg:x1="6.781cm" svg:y1="3.683cm" svg:x2="6.634cm" svg:y2="2.965cm">
          <text:p/>
        </draw:line>
        <draw:line draw:style-name="gr17" draw:text-style-name="P2" draw:layer="layout" svg:x1="6.97cm" svg:y1="2.988cm" svg:x2="6.781cm" svg:y2="3.683cm">
          <text:p/>
        </draw:line>
        <draw:line draw:style-name="gr17" draw:text-style-name="P2" draw:layer="layout" svg:x1="7.153cm" svg:y1="2.474cm" svg:x2="6.97cm" svg:y2="2.989cm">
          <text:p/>
        </draw:line>
        <draw:line draw:style-name="gr17" draw:text-style-name="P2" draw:layer="layout" svg:x1="7.326cm" svg:y1="2.169cm" svg:x2="7.152cm" svg:y2="2.474cm">
          <text:p/>
        </draw:line>
        <draw:path draw:style-name="gr18" draw:text-style-name="P8" draw:layer="layout" svg:width="0.078cm" svg:height="0.078cm" svg:x="7.286cm" svg:y="2.13cm" svg:viewBox="0 0 79 79" svg:d="M40 79c10 0 20-4 27-12 8-7 12-17 12-27 0-11-4-21-12-28-7-8-17-12-27-12-11 0-21 4-28 12-7 7-12 17-12 28 0 10 5 20 12 27 7 8 17 12 28 12z">
          <text:p/>
        </draw:path>
        <draw:frame draw:style-name="gr14" draw:text-style-name="P7" draw:layer="layout" svg:width="0.586cm" svg:height="0.239cm" svg:x="7.823cm" svg:y="1.887cm">
          <draw:text-box>
            <text:p text:style-name="P5"><text:span text:style-name="T2">0.0</text:span><text:span text:style-name="T2">14</text:span><text:span text:style-name="T2">0</text:span></text:p>
          </draw:text-box>
        </draw:frame>
        <draw:frame draw:style-name="gr15" draw:text-style-name="P7" draw:layer="layout" svg:width="0.586cm" svg:height="0.239cm" svg:x="2.179cm" svg:y="3.271cm">
          <draw:text-box>
            <text:p text:style-name="P5"><text:span text:style-name="T2">0.0132</text:span></text:p>
          </draw:text-box>
        </draw:frame>
        <draw:frame draw:style-name="gr14" draw:text-style-name="P7" draw:layer="layout" svg:width="0.586cm" svg:height="0.239cm" svg:x="2.987cm" svg:y="3.643cm">
          <draw:text-box>
            <text:p text:style-name="P5"><text:span text:style-name="T2">0.0130</text:span></text:p>
          </draw:text-box>
        </draw:frame>
        <draw:frame draw:style-name="gr19" draw:text-style-name="P7" draw:layer="layout" svg:width="0.586cm" svg:height="0.239cm" svg:x="3.828cm" svg:y="5.074cm">
          <draw:text-box>
            <text:p text:style-name="P5"><text:span text:style-name="T2">0.0118</text:span></text:p>
          </draw:text-box>
        </draw:frame>
        <draw:frame draw:style-name="gr14" draw:text-style-name="P7" draw:layer="layout" svg:width="0.586cm" svg:height="0.239cm" svg:x="4.653cm" svg:y="5.392cm">
          <draw:text-box>
            <text:p text:style-name="P5"><text:span text:style-name="T2">0.0117</text:span></text:p>
          </draw:text-box>
        </draw:frame>
        <draw:frame draw:style-name="gr14" draw:text-style-name="P7" draw:layer="layout" svg:width="0.586cm" svg:height="0.239cm" svg:x="5.495cm" svg:y="5.888cm">
          <draw:text-box>
            <text:p text:style-name="P5"><text:span text:style-name="T2">0</text:span><text:span text:style-name="T2">.</text:span><text:span text:style-name="T2">0</text:span><text:span text:style-name="T2">1</text:span><text:span text:style-name="T2">1</text:span><text:span text:style-name="T2">5</text:span></text:p>
          </draw:text-box>
        </draw:frame>
        <draw:path draw:style-name="gr18" draw:text-style-name="P8" draw:layer="layout" svg:width="0.077cm" svg:height="0.078cm" svg:x="7.113cm" svg:y="2.434cm" svg:viewBox="0 0 78 79" svg:d="M39 79c10 0 20-4 28-12 7-7 11-17 11-27 0-11-4-21-11-28-8-8-18-12-28-12s-21 4-28 12c-7 7-11 17-11 28 0 10 4 20 11 27 7 8 18 12 28 12z">
          <text:p/>
        </draw:path>
        <draw:path draw:style-name="gr18" draw:text-style-name="P8" draw:layer="layout" svg:width="0.078cm" svg:height="0.078cm" svg:x="6.742cm" svg:y="3.643cm" svg:viewBox="0 0 79 79" svg:d="M40 79c10 0 20-4 27-12 8-8 12-18 12-28s-4-20-12-28c-7-7-17-11-27-11-11 0-21 4-28 11-8 8-12 18-12 28s4 20 12 28c7 8 17 12 28 12z">
          <text:p/>
        </draw:path>
        <draw:path draw:style-name="gr18" draw:text-style-name="P8" draw:layer="layout" svg:width="0.078cm" svg:height="0.077cm" svg:x="6.93cm" svg:y="2.949cm" svg:viewBox="0 0 79 78" svg:d="M39 78c10 0 21-4 28-12 8-7 12-17 12-27s-4-21-12-28c-7-7-18-11-28-11s-20 4-27 11c-8 7-12 18-12 28s4 20 12 27c7 8 17 12 27 12z">
          <text:p/>
        </draw:path>
        <draw:path draw:style-name="gr18" draw:text-style-name="P8" draw:layer="layout" svg:width="0.078cm" svg:height="0.078cm" svg:x="4.177cm" svg:y="4.603cm" svg:viewBox="0 0 79 79" svg:d="M40 79c10 0 20-4 27-12 8-7 12-17 12-28 0-10-4-20-12-28-7-7-17-11-27-11-11 0-21 4-28 11-8 8-12 18-12 28 0 11 4 21 12 28 7 8 17 12 28 12z">
          <text:p/>
        </draw:path>
        <draw:path draw:style-name="gr18" draw:text-style-name="P8" draw:layer="layout" svg:width="0.078cm" svg:height="0.078cm" svg:x="3.984cm" svg:y="4.865cm" svg:viewBox="0 0 79 79" svg:d="M39 79c11 0 21-4 28-12 7-7 12-17 12-27 0-11-5-21-12-29-7-7-17-11-28-11-10 0-20 4-28 11-7 8-11 18-11 29 0 10 4 20 11 27 8 8 18 12 28 12z">
          <text:p/>
        </draw:path>
        <draw:path draw:style-name="gr20" draw:text-style-name="P9" draw:layer="layout" svg:width="0.077cm" svg:height="0.078cm" svg:x="2.14cm" svg:y="3.394cm" svg:viewBox="0 0 78 79" svg:d="M39 79c10 0 20-4 28-12 7-7 11-17 11-27 0-11-4-21-11-28-8-8-18-12-28-12s-21 4-28 12c-7 7-11 17-11 28 0 10 4 20 11 27 7 8 18 12 28 12z">
          <text:p/>
        </draw:path>
        <draw:path draw:style-name="gr18" draw:text-style-name="P8" draw:layer="layout" svg:width="0.078cm" svg:height="0.078cm" svg:x="4.362cm" svg:y="3.292cm" svg:viewBox="0 0 79 79" svg:d="M39 79c10 0 21-4 28-12 7-7 12-17 12-27 0-11-5-21-12-29-7-7-18-11-28-11s-20 4-28 11c-7 8-11 18-11 29 0 10 4 20 11 27 8 8 18 12 28 12z">
          <text:p/>
        </draw:path>
        <draw:path draw:style-name="gr20" draw:text-style-name="P9" draw:layer="layout" svg:width="0.078cm" svg:height="0.078cm" svg:x="3.789cm" svg:y="5.197cm" svg:viewBox="0 0 79 79" svg:d="M40 79c10 0 20-5 27-12 8-8 12-18 12-28s-4-20-12-28c-7-7-17-11-27-11-11 0-21 4-28 11-8 8-12 18-12 28s4 20 12 28c7 7 17 12 28 12z">
          <text:p/>
        </draw:path>
        <draw:path draw:style-name="gr18" draw:text-style-name="P8" draw:layer="layout" svg:width="0.078cm" svg:height="0.078cm" svg:x="5.38cm" svg:y="3.456cm" svg:viewBox="0 0 79 79" svg:d="M39 79c11 0 21-4 28-12 8-7 12-17 12-27 0-11-4-21-12-29-7-7-17-11-28-11-10 0-20 4-27 11-8 8-12 18-12 29 0 10 4 20 12 27 7 8 17 12 27 12z">
          <text:p/>
        </draw:path>
        <draw:path draw:style-name="gr18" draw:text-style-name="P8" draw:layer="layout" svg:width="0.078cm" svg:height="0.077cm" svg:x="6.595cm" svg:y="2.926cm" svg:viewBox="0 0 79 78" svg:d="M39 78c10 0 20-4 28-11 7-8 12-18 12-28s-5-20-12-28c-8-7-18-11-28-11s-20 4-28 11c-7 8-11 18-11 28s4 20 11 28c8 7 18 11 28 11z">
          <text:p/>
        </draw:path>
        <draw:path draw:style-name="gr18" draw:text-style-name="P8" draw:layer="layout" svg:width="0.077cm" svg:height="0.078cm" svg:x="6.023cm" svg:y="4.77cm" svg:viewBox="0 0 78 79" svg:d="M39 79c10 0 20-5 28-12 7-7 11-17 11-27 0-11-4-21-11-29-8-7-18-11-28-11s-21 4-28 11c-7 8-11 18-11 29 0 10 4 20 11 27s18 12 28 12z">
          <text:p/>
        </draw:path>
        <draw:path draw:style-name="gr18" draw:text-style-name="P8" draw:layer="layout" svg:width="0.078cm" svg:height="0.078cm" svg:x="5.576cm" svg:y="2.455cm" svg:viewBox="0 0 79 79" svg:d="M40 79c10 0 20-5 27-12s12-17 12-27c0-11-5-21-12-29-7-7-17-11-27-11-11 0-21 4-28 11-8 8-12 18-12 29 0 10 4 20 12 27 7 7 17 12 28 12z">
          <text:p/>
        </draw:path>
        <draw:path draw:style-name="gr18" draw:text-style-name="P8" draw:layer="layout" svg:width="0.078cm" svg:height="0.078cm" svg:x="5.192cm" svg:y="3.701cm" svg:viewBox="0 0 79 79" svg:d="M40 79c10 0 20-4 27-12 7-7 12-17 12-27 0-11-5-21-12-29-7-7-17-11-27-11-11 0-21 4-28 11-8 8-12 18-12 29 0 10 4 20 12 27 7 8 17 12 28 12z">
          <text:p/>
        </draw:path>
        <draw:path draw:style-name="gr20" draw:text-style-name="P9" draw:layer="layout" svg:width="0.078cm" svg:height="0.077cm" svg:x="2.948cm" svg:y="3.766cm" svg:viewBox="0 0 79 78" svg:d="M39 78c10 0 20-4 27-11 8-8 13-18 13-28s-5-21-13-28c-7-7-17-11-27-11s-20 4-28 11c-7 7-11 18-11 28s4 20 11 28c8 7 18 11 28 11z">
          <text:p/>
        </draw:path>
        <draw:path draw:style-name="gr20" draw:text-style-name="P9" draw:layer="layout" svg:width="0.078cm" svg:height="0.078cm" svg:x="4.614cm" svg:y="5.515cm" svg:viewBox="0 0 79 79" svg:d="M40 79c10 0 20-4 27-12s12-18 12-28-5-20-12-28c-7-7-17-11-27-11-11 0-21 4-29 11-7 8-11 18-11 28s4 20 11 28c8 8 18 12 29 12z">
          <text:p/>
        </draw:path>
        <draw:path draw:style-name="gr18" draw:text-style-name="P8" draw:layer="layout" svg:width="0.078cm" svg:height="0.078cm" svg:x="4.807cm" svg:y="4.833cm" svg:viewBox="0 0 79 79" svg:d="M39 79c10 0 20-4 28-12 7-7 12-17 12-28 0-10-5-20-12-27-8-8-18-12-28-12s-20 4-28 12c-7 7-11 17-11 27 0 11 4 21 11 28 8 8 18 12 28 12z">
          <text:p/>
        </draw:path>
        <draw:path draw:style-name="gr18" draw:text-style-name="P8" draw:layer="layout" svg:width="0.078cm" svg:height="0.078cm" svg:x="6.234cm" svg:y="3.321cm" svg:viewBox="0 0 79 79" svg:d="M39 79c11 0 21-4 28-12 7-7 12-17 12-27 0-11-5-21-12-28-7-8-17-12-28-12-10 0-20 4-28 12-7 7-11 17-11 28 0 10 4 20 11 27 8 8 18 12 28 12z">
          <text:p/>
        </draw:path>
        <draw:path draw:style-name="gr18" draw:text-style-name="P8" draw:layer="layout" svg:width="0.077cm" svg:height="0.078cm" svg:x="6.429cm" svg:y="2.641cm" svg:viewBox="0 0 78 79" svg:d="M40 79c10 0 20-5 27-12 7-8 11-18 11-28s-4-20-11-28c-7-7-17-11-27-11-11 0-21 4-28 11-8 8-12 18-12 28s4 20 12 28c7 7 17 12 28 12z">
          <text:p/>
        </draw:path>
        <draw:path draw:style-name="gr20" draw:text-style-name="P9" draw:layer="layout" svg:width="0.078cm" svg:height="0.077cm" svg:x="5.455cm" svg:y="6.011cm" svg:viewBox="0 0 79 78" svg:d="M39 78c10 0 21-4 28-11 8-7 12-17 12-27 0-11-4-21-12-29-7-7-18-11-28-11s-20 4-27 11c-8 8-12 18-12 29 0 10 4 20 12 27 7 7 17 11 27 11z">
          <text:p/>
        </draw:path>
        <draw:path draw:style-name="gr18" draw:text-style-name="P8" draw:layer="layout" svg:width="0.078cm" svg:height="0.077cm" svg:x="5.003cm" svg:y="3.531cm" svg:viewBox="0 0 79 78" svg:d="M40 78c10 0 20-4 27-11s12-18 12-27c0-11-5-21-12-29-7-7-17-11-27-11-11 0-21 4-29 11-7 8-11 18-11 29 0 9 4 20 11 27 8 7 18 11 29 11z">
          <text:p/>
        </draw:path>
        <draw:path draw:style-name="gr18" draw:text-style-name="P8" draw:layer="layout" svg:width="0.078cm" svg:height="0.078cm" svg:x="5.853cm" svg:y="4.228cm" svg:viewBox="0 0 79 79" svg:d="M39 79c11 0 21-4 28-12 8-7 12-17 12-27 0-11-4-21-12-29-7-7-17-11-28-11-10 0-20 4-28 11-7 8-11 18-11 29 0 10 4 20 11 27 8 8 18 12 28 12z">
          <text:p/>
        </draw:path>
        <draw:path draw:style-name="gr18" draw:text-style-name="P8" draw:layer="layout" svg:width="0.078cm" svg:height="0.078cm" svg:x="5.662cm" svg:y="4.565cm" svg:viewBox="0 0 79 79" svg:d="M39 79c10 0 20-5 28-12 7-7 12-17 12-27 0-11-5-21-12-28-8-8-18-12-28-12s-20 4-28 12c-7 7-11 17-11 28 0 10 4 20 11 27 8 7 18 12 28 12z">
          <text:p/>
        </draw:path>
        <draw:frame draw:style-name="gr21" draw:text-style-name="P11" draw:layer="layout" svg:width="4.559cm" svg:height="0.357cm" svg:x="2.5cm" svg:y="0.2cm">
          <draw:text-box>
            <text:p text:style-name="P10"><text:span text:style-name="T3">Training </text:span><text:span text:style-name="T3">with </text:span><text:span text:style-name="T3">iterative </text:span><text:span text:style-name="T3">early stop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5cm" fo:margin-bottom="1cm" fo:margin-left="2.4cm" fo:margin-right="1cm" fo:page-width="8.89cm" fo:page-height="6.98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3T20:55:29.458024948</dc:date>
    <meta:editing-duration>PT3H28M29S</meta:editing-duration>
    <meta:editing-cycles>6</meta:editing-cycles>
    <meta:generator>LibreOffice/6.4.7.2$Linux_X86_64 LibreOffice_project/40$Build-2</meta:generator>
    <meta:document-statistic meta:object-count="122"/>
  </office:meta>
</office:document-meta>
</file>